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6.6979in" style:use-optimal-column-width="false"/>
    </style:style>
    <style:style style:name="Table1" style:family="table" style:master-page-name="MP0">
      <style:table-properties style:width="6.6979in" fo:margin-left="0.0041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P8" style:parent-style-name="TableContents" style:family="paragraph">
      <style:text-properties style:text-underline-type="single" style:text-underline-style="solid" style:text-underline-width="auto" style:text-underline-mode="continuous"/>
    </style:style>
    <style:style style:name="TableColumn10" style:family="table-column">
      <style:table-column-properties style:column-width="6.6979in" style:use-optimal-column-width="false"/>
    </style:style>
    <style:style style:name="Table9" style:family="table">
      <style:table-properties style:width="6.6979in" fo:margin-left="0.0041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16" style:family="table-column">
      <style:table-column-properties style:column-width="6.6979in" style:use-optimal-column-width="false"/>
    </style:style>
    <style:style style:name="Table15" style:family="table">
      <style:table-properties style:width="6.6979in" fo:margin-left="0.0041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22" style:family="table-column">
      <style:table-column-properties style:column-width="6.6979in" style:use-optimal-column-width="false"/>
    </style:style>
    <style:style style:name="Table21" style:family="table">
      <style:table-properties style:width="6.6979in" fo:margin-left="0.0041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28" style:family="table-column">
      <style:table-column-properties style:column-width="6.6979in" style:use-optimal-column-width="false"/>
    </style:style>
    <style:style style:name="Table27" style:family="table">
      <style:table-properties style:width="6.6979in" fo:margin-left="0.0041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34" style:family="table-column">
      <style:table-column-properties style:column-width="6.6979in" style:use-optimal-column-width="false"/>
    </style:style>
    <style:style style:name="Table33" style:family="table">
      <style:table-properties style:width="6.6979in" fo:margin-left="0.0041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40" style:family="table-column">
      <style:table-column-properties style:column-width="6.6979in" style:use-optimal-column-width="false"/>
    </style:style>
    <style:style style:name="Table39" style:family="table">
      <style:table-properties style:width="6.6979in" fo:margin-left="0.0041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46" style:family="table-column">
      <style:table-column-properties style:column-width="6.6979in" style:use-optimal-column-width="false"/>
    </style:style>
    <style:style style:name="Table45" style:family="table">
      <style:table-properties style:width="6.6979in" fo:margin-left="0.0041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52" style:family="table-column">
      <style:table-column-properties style:column-width="6.6979in" style:use-optimal-column-width="false"/>
    </style:style>
    <style:style style:name="Table51" style:family="table">
      <style:table-properties style:width="6.6979in" fo:margin-left="0.0041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58" style:family="table-column">
      <style:table-column-properties style:column-width="6.6979in" style:use-optimal-column-width="false"/>
    </style:style>
    <style:style style:name="Table57" style:family="table">
      <style:table-properties style:width="6.6979in" fo:margin-left="0.0041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64" style:family="table-column">
      <style:table-column-properties style:column-width="6.6979in" style:use-optimal-column-width="false"/>
    </style:style>
    <style:style style:name="Table63" style:family="table">
      <style:table-properties style:width="6.6979in" fo:margin-left="0.0041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70" style:family="table-column">
      <style:table-column-properties style:column-width="6.6979in" style:use-optimal-column-width="false"/>
    </style:style>
    <style:style style:name="Table69" style:family="table">
      <style:table-properties style:width="6.6979in" fo:margin-left="0.0041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76" style:family="table-column">
      <style:table-column-properties style:column-width="6.6979in" style:use-optimal-column-width="false"/>
    </style:style>
    <style:style style:name="Table75" style:family="table">
      <style:table-properties style:width="6.6979in" fo:margin-left="0.0041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82" style:family="table-column">
      <style:table-column-properties style:column-width="6.6979in" style:use-optimal-column-width="false"/>
    </style:style>
    <style:style style:name="Table81" style:family="table">
      <style:table-properties style:width="6.6979in" fo:margin-left="0.0041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88" style:family="table-column">
      <style:table-column-properties style:column-width="6.6979in" style:use-optimal-column-width="false"/>
    </style:style>
    <style:style style:name="Table87" style:family="table">
      <style:table-properties style:width="6.6979in" fo:margin-left="0.0041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94" style:family="table-column">
      <style:table-column-properties style:column-width="6.6979in" style:use-optimal-column-width="false"/>
    </style:style>
    <style:style style:name="Table93" style:family="table">
      <style:table-properties style:width="6.6979in" fo:margin-left="0.0041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100" style:family="table-column">
      <style:table-column-properties style:column-width="6.6979in" style:use-optimal-column-width="false"/>
    </style:style>
    <style:style style:name="Table99" style:family="table">
      <style:table-properties style:width="6.6979in" fo:margin-left="0.0041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106" style:family="table-column">
      <style:table-column-properties style:column-width="6.6979in" style:use-optimal-column-width="false"/>
    </style:style>
    <style:style style:name="Table105" style:family="table">
      <style:table-properties style:width="6.6979in" fo:margin-left="0.0041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112" style:family="table-column">
      <style:table-column-properties style:column-width="6.6979in" style:use-optimal-column-width="false"/>
    </style:style>
    <style:style style:name="Table111" style:family="table">
      <style:table-properties style:width="6.6979in" fo:margin-left="0.0041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  <style:style style:name="TableColumn118" style:family="table-column">
      <style:table-column-properties style:column-width="6.6979in" style:use-optimal-column-width="false"/>
    </style:style>
    <style:style style:name="Table117" style:family="table">
      <style:table-properties style:width="6.6979in" fo:margin-left="0.0041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34in solid #000000" fo:background-color="#FFFFCC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0.0034in solid #000000" fo:background-color="#FFFFCC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ID: 1 <text:s text:c="33"/>BÚSQUEDA/ SELECCIÓN DE PACIENTE</text:p>
          </table:table-cell>
        </table:table-row>
        <table:table-row table:style-name="TableRow6">
          <table:table-cell table:style-name="TableCell7">
            <text:p text:style-name="TableContents"/>
            <text:p text:style-name="TableContents">Como usuario quiero seleccionar un paciente a través de su apellido, siempre y cuando esté en la lista.</text:p>
            <text:p text:style-name="P8"/>
            <text:p text:style-name="TableContents">Depende de:<text:s/>6</text:p>
            <text:p text:style-name="TableContents"/>
            <text:p text:style-name="TableContents">Prioridad: 1</text:p>
            <text:p text:style-name="TableContents"/>
            <text:p text:style-name="TableContents"/>
          </table:table-cell>
        </table:table-row>
      </table:table>
      <text:p text:style-name="Standard"/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TableContents">ID: 1 <text:s text:c="57"/>(REVERSO)</text:p>
          </table:table-cell>
        </table:table-row>
        <table:table-row table:style-name="TableRow13">
          <table:table-cell table:style-name="TableCell14">
            <text:p text:style-name="TableContents"/>
            <text:p text:style-name="TableContents">* Introducir un apellido<text:s/>inexistente y comprobar que<text:s/><text:s/>indica error.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5">
        <table:table-columns>
          <table:table-column table:style-name="TableColumn16"/>
        </table:table-columns>
        <table:table-row table:style-name="TableRow17">
          <table:table-cell table:style-name="TableCell18">
            <text:p text:style-name="TableContents">ID: <text:s/>2<text:s text:c="36"/>VER DETALLES DE UN PACIENTE</text:p>
          </table:table-cell>
        </table:table-row>
        <table:table-row table:style-name="TableRow19">
          <table:table-cell table:style-name="TableCell20">
            <text:p text:style-name="TableContents"/>
            <text:p text:style-name="TableContents">Como usuario quiero ver los detalles de un paciente.</text:p>
            <text:p text:style-name="TableContents"/>
            <text:p text:style-name="TableContents">Depende de: 1</text:p>
            <text:p text:style-name="TableContents"/>
            <text:p text:style-name="TableContents">Prioridad: 2</text:p>
            <text:p text:style-name="TableContents"/>
            <text:p text:style-name="TableContents"/>
          </table:table-cell>
        </table:table-row>
      </table:table>
      <text:p text:style-name="Standard"/>
      <table:table table:style-name="Table21">
        <table:table-columns>
          <table:table-column table:style-name="TableColumn22"/>
        </table:table-columns>
        <table:table-row table:style-name="TableRow23">
          <table:table-cell table:style-name="TableCell24">
            <text:p text:style-name="TableContents">ID: <text:s/>2<text:s text:c="54"/>(REVERSO)</text:p>
          </table:table-cell>
        </table:table-row>
        <table:table-row table:style-name="TableRow25">
          <table:table-cell table:style-name="TableCell26">
            <text:p text:style-name="TableContents"/>
            <text:p text:style-name="TableContents">* Se tendrán que visualizar correctamente todos los campos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/>
      <text:p text:style-name="Standard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TableContents">ID: 3<text:s text:c="36"/>AÑADIR<text:s/><text:s/>DATOS<text:s/>A UNA FICHA</text:p>
          </table:table-cell>
        </table:table-row>
        <table:table-row table:style-name="TableRow31">
          <table:table-cell table:style-name="TableCell32">
            <text:p text:style-name="TableContents"/>
            <text:p text:style-name="TableContents">Como usuario quiero poder añadir<text:s/><text:s/>datos de la ficha de un paciente ya existente.<text:s/></text:p>
            <text:p text:style-name="TableContents"/>
            <text:p text:style-name="TableContents">Depende de: 1,2<text:s/></text:p>
            <text:p text:style-name="TableContents"/>
            <text:p text:style-name="TableContents">Prioridad: 2</text:p>
            <text:p text:style-name="TableContents"/>
            <text:p text:style-name="TableContents"/>
          </table:table-cell>
        </table:table-row>
      </table:table>
      <text:p text:style-name="Standard"/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TableContents">ID: <text:s/>3 <text:s text:c="58"/>(REVERSO)</text:p>
          </table:table-cell>
        </table:table-row>
        <table:table-row table:style-name="TableRow37">
          <table:table-cell table:style-name="TableCell38">
            <text:p text:style-name="TableContents"/>
            <text:p text:style-name="TableContents">* Se tendrán que visualizar correctamente los datos añadidos.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TableContents">ID: <text:s/>4 <text:s text:c="33"/>MODIFICAR DATOS DE UNA FICHA</text:p>
          </table:table-cell>
        </table:table-row>
        <table:table-row table:style-name="TableRow43">
          <table:table-cell table:style-name="TableCell44">
            <text:p text:style-name="TableContents"/>
            <text:p text:style-name="TableContents">Como usuario quiero poder modificar los datos de una ficha ya existente de un paciente</text:p>
            <text:p text:style-name="TableContents"/>
            <text:p text:style-name="TableContents">Depende de: 1,2</text:p>
            <text:p text:style-name="TableContents"/>
            <text:p text:style-name="TableContents">Prioridad: 2</text:p>
            <text:p text:style-name="TableContents"/>
            <text:p text:style-name="TableContents"/>
          </table:table-cell>
        </table:table-row>
      </table:table>
      <text:p text:style-name="Standard"/>
      <table:table table:style-name="Table45">
        <table:table-columns>
          <table:table-column table:style-name="TableColumn46"/>
        </table:table-columns>
        <table:table-row table:style-name="TableRow47">
          <table:table-cell table:style-name="TableCell48">
            <text:p text:style-name="TableContents">ID: <text:s/>4 <text:s text:c="54"/>(REVERSO)</text:p>
          </table:table-cell>
        </table:table-row>
        <table:table-row table:style-name="TableRow49">
          <table:table-cell table:style-name="TableCell50">
            <text:p text:style-name="TableContents"/>
            <text:p text:style-name="TableContents">* Se tendrán que visualizar correctamente los cambios.<text:s/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TableContents">ID: <text:s/>5 <text:s text:c="33"/>ELIMINAR DATOS DE UNA FICHA</text:p>
          </table:table-cell>
        </table:table-row>
        <table:table-row table:style-name="TableRow55">
          <table:table-cell table:style-name="TableCell56">
            <text:p text:style-name="TableContents"/>
            <text:p text:style-name="TableContents">Como usuario quiero poder eliminar datos de una ficha de un paciente.</text:p>
            <text:p text:style-name="TableContents"/>
            <text:p text:style-name="TableContents">Depende de: 1,2</text:p>
            <text:p text:style-name="TableContents"/>
            <text:p text:style-name="TableContents">Prioridad: 3</text:p>
            <text:p text:style-name="TableContents"/>
            <text:p text:style-name="TableContents"/>
          </table:table-cell>
        </table:table-row>
      </table:table>
      <text:p text:style-name="Standard"/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TableContents">ID: <text:s/>5 <text:s text:c="55"/>(REVERSO)</text:p>
          </table:table-cell>
        </table:table-row>
        <table:table-row table:style-name="TableRow61">
          <table:table-cell table:style-name="TableCell62">
            <text:p text:style-name="TableContents"/>
            <text:p text:style-name="TableContents">* Los datos eliminados no deberán aparecer en la ficha.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TableContents">ID: <text:s/>6 <text:s text:c="35"/>CREAR FICHAS DE PACIENTES</text:p>
          </table:table-cell>
        </table:table-row>
        <table:table-row table:style-name="TableRow67">
          <table:table-cell table:style-name="TableCell68">
            <text:p text:style-name="TableContents"/>
            <text:p text:style-name="TableContents">Como usuario quiero poder crear fichas de pacientes para almacenar sus datos básicos.</text:p>
            <text:p text:style-name="TableContents"/>
            <text:p text:style-name="TableContents">Depende de:<text:s/></text:p>
            <text:p text:style-name="TableContents"/>
            <text:p text:style-name="TableContents">Prioridad: 1</text:p>
            <text:p text:style-name="TableContents"/>
            <text:p text:style-name="TableContents"/>
          </table:table-cell>
        </table:table-row>
      </table:table>
      <text:p text:style-name="Standard"/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TableContents">ID: <text:s/>6 <text:s text:c="55"/>(REVERSO)</text:p>
          </table:table-cell>
        </table:table-row>
        <table:table-row table:style-name="TableRow73">
          <table:table-cell table:style-name="TableCell74">
            <text:p text:style-name="TableContents"/>
            <text:p text:style-name="TableContents">*Introducir los datos de un cliente existente y que indique error.</text:p>
            <text:p text:style-name="TableContents">*El sistema solo deja seguir si se introducen los campos obligatorios.</text:p>
            <text:p text:style-name="TableContents">*Cuando se inserte una ficha de un paciente, esta deberá aparecer en la lista de contactos.</text:p>
            <text:p text:style-name="TableContents">*Cuando se inserte una nueva ficha, la agenda seguirá ordenada alfabéticamente por apellido.</text:p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/>
      <text:p text:style-name="Standard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TableContents">ID: <text:s/>7 <text:s text:c="35"/>ELIMINAR FICHAS DE PACIENTES</text:p>
          </table:table-cell>
        </table:table-row>
        <table:table-row table:style-name="TableRow79">
          <table:table-cell table:style-name="TableCell80">
            <text:p text:style-name="TableContents"/>
            <text:p text:style-name="TableContents">Como usuario quiero poder eliminar del sistema la ficha de un paciente.</text:p>
            <text:p text:style-name="TableContents"/>
            <text:p text:style-name="TableContents">Depende de: 1,6</text:p>
            <text:p text:style-name="TableContents"/>
            <text:p text:style-name="TableContents">Prioridad: 3</text:p>
            <text:p text:style-name="TableContents"/>
            <text:p text:style-name="TableContents"/>
          </table:table-cell>
        </table:table-row>
      </table:table>
      <text:p text:style-name="Standard"/>
      <table:table table:style-name="Table81">
        <table:table-columns>
          <table:table-column table:style-name="TableColumn82"/>
        </table:table-columns>
        <table:table-row table:style-name="TableRow83">
          <table:table-cell table:style-name="TableCell84">
            <text:p text:style-name="TableContents">ID: <text:s/>7 <text:s text:c="56"/>(REVERSO)</text:p>
          </table:table-cell>
        </table:table-row>
        <table:table-row table:style-name="TableRow85">
          <table:table-cell table:style-name="TableCell86">
            <text:p text:style-name="TableContents"/>
            <text:p text:style-name="TableContents">*La ficha del paciente, así como los datos almacenados en la agenda, no deberán aparecer.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TableContents">ID: <text:s/>8 <text:s text:c="35"/>SALVAR COPIAS DE SEGURIDAD</text:p>
          </table:table-cell>
        </table:table-row>
        <table:table-row table:style-name="TableRow91">
          <table:table-cell table:style-name="TableCell92">
            <text:p text:style-name="TableContents"/>
            <text:p text:style-name="TableContents">Como usuario quiero poder<text:s/>salvar las copias de seguridad del fichero para evitar que se pierdan datos.</text:p>
            <text:p text:style-name="TableContents"/>
            <text:p text:style-name="TableContents">Depende de:<text:s/></text:p>
            <text:p text:style-name="TableContents"/>
            <text:p text:style-name="TableContents">Prioridad: 2</text:p>
            <text:p text:style-name="TableContents"/>
          </table:table-cell>
        </table:table-row>
      </table:table>
      <text:p text:style-name="Standard"/>
      <table:table table:style-name="Table93">
        <table:table-columns>
          <table:table-column table:style-name="TableColumn94"/>
        </table:table-columns>
        <table:table-row table:style-name="TableRow95">
          <table:table-cell table:style-name="TableCell96">
            <text:p text:style-name="TableContents">ID: <text:s/>8 <text:s text:c="54"/>(REVERSO)</text:p>
          </table:table-cell>
        </table:table-row>
        <table:table-row table:style-name="TableRow97">
          <table:table-cell table:style-name="TableCell98">
            <text:p text:style-name="TableContents"/>
            <text:p text:style-name="TableContents">*Si ocurre un error en la copia de seguridad del guardado, el software deberá indicarlo.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TableContents">ID: <text:s/>9 <text:s text:c="35"/>CARGAR COPIAS DE SEGURIDAD</text:p>
          </table:table-cell>
        </table:table-row>
        <table:table-row table:style-name="TableRow103">
          <table:table-cell table:style-name="TableCell104">
            <text:p text:style-name="TableContents"/>
            <text:p text:style-name="TableContents">Como usuario quiero poder cargar la copia de seguridad una vez salvada.</text:p>
            <text:p text:style-name="TableContents"/>
            <text:p text:style-name="TableContents">Depende de: 8</text:p>
            <text:p text:style-name="TableContents"/>
            <text:p text:style-name="TableContents">Prioridad: 2</text:p>
            <text:p text:style-name="TableContents"/>
            <text:p text:style-name="TableContents"/>
          </table:table-cell>
        </table:table-row>
      </table:table>
      <text:p text:style-name="Standard"/>
      <table:table table:style-name="Table105">
        <table:table-columns>
          <table:table-column table:style-name="TableColumn106"/>
        </table:table-columns>
        <table:table-row table:style-name="TableRow107">
          <table:table-cell table:style-name="TableCell108">
            <text:p text:style-name="TableContents">ID: <text:s/>9 <text:s text:c="55"/>(REVERSO)</text:p>
          </table:table-cell>
        </table:table-row>
        <table:table-row table:style-name="TableRow109">
          <table:table-cell table:style-name="TableCell110">
            <text:p text:style-name="TableContents"/>
            <text:p text:style-name="TableContents">*Si no hay una copia de seguridad guardada, el software nos deberá indicar que esta no existe.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11">
        <table:table-columns>
          <table:table-column table:style-name="TableColumn112"/>
        </table:table-columns>
        <table:table-row table:style-name="TableRow113">
          <table:table-cell table:style-name="TableCell114">
            <text:p text:style-name="TableContents">ID: <text:s/>10 <text:s text:c="19"/>SACAR A TEXTO PLANO/HTML EL CONTENIDO</text:p>
          </table:table-cell>
        </table:table-row>
        <table:table-row table:style-name="TableRow115">
          <table:table-cell table:style-name="TableCell116">
            <text:p text:style-name="TableContents"/>
            <text:p text:style-name="TableContents">Como usuario quiero poder tener en formato texto plano o html el contenido de la agenda</text:p>
            <text:p text:style-name="TableContents"/>
            <text:p text:style-name="TableContents">Depende de:<text:s/></text:p>
            <text:p text:style-name="TableContents"/>
            <text:p text:style-name="TableContents">Prioridad: 2</text:p>
            <text:p text:style-name="TableContents"/>
            <text:p text:style-name="TableContents"/>
          </table:table-cell>
        </table:table-row>
      </table:table>
      <text:p text:style-name="Standard"/>
      <table:table table:style-name="Table117">
        <table:table-columns>
          <table:table-column table:style-name="TableColumn118"/>
        </table:table-columns>
        <table:table-row table:style-name="TableRow119">
          <table:table-cell table:style-name="TableCell120">
            <text:p text:style-name="TableContents">ID: <text:s/>10 <text:s text:c="56"/>(REVERSO)</text:p>
          </table:table-cell>
        </table:table-row>
        <table:table-row table:style-name="TableRow121">
          <table:table-cell table:style-name="TableCell122">
            <text:p text:style-name="TableContents"/>
            <text:p text:style-name="TableContents">*Todos los datos almacenados en la agenda deberán aparecer en el documento de texto plano o html.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Encabezado" style:display-name="Encabezad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SE ORTEGA</meta:initial-creator>
    <dc:creator>Ana Martín Pastor</dc:creator>
    <meta:creation-date>2014-11-14T10:58:00Z</meta:creation-date>
    <dc:date>2014-11-15T12:30:00Z</dc:date>
    <meta:template xlink:href="Normal" xlink:type="simple"/>
    <meta:editing-cycles>1</meta:editing-cycles>
    <meta:editing-duration>PT2580S</meta:editing-duration>
    <meta:document-statistic meta:page-count="6" meta:paragraph-count="7" meta:word-count="572" meta:character-count="3713" meta:row-count="26" meta:non-whitespace-character-count="3148"/>
  </office:meta>
</office:document-meta>
</file>